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2b3" officeooo:paragraph-rsid="0006e2b3"/>
    </style:style>
    <style:style style:name="P2" style:family="paragraph" style:parent-style-name="Standard">
      <style:text-properties officeooo:rsid="00074613" officeooo:paragraph-rsid="00074613"/>
    </style:style>
    <style:style style:name="P3" style:family="paragraph" style:parent-style-name="Standard">
      <style:text-properties officeooo:rsid="000897b0" officeooo:paragraph-rsid="000897b0"/>
    </style:style>
    <style:style style:name="P4" style:family="paragraph" style:parent-style-name="Standard">
      <style:text-properties officeooo:rsid="000a765f" officeooo:paragraph-rsid="000a7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YTM LINK</text:p>
      <text:p text:style-name="P1"/>
      <text:p text:style-name="P3">Source code of PAYTM request and response paramater information </text:p>
      <text:p text:style-name="P1"><text:a xlink:type="simple" xlink:href="https://business.paytm.com/developers-api/integration/payment-gateway/documentation">https://business.paytm.com/developers-api/integration/payment-gateway/documentation</text:a></text:p>
      <text:p text:style-name="P2"><text:a xlink:type="simple" xlink:href="https://business.paytm.com/developers-api/integration/payment-gateway/overview">https://business.paytm.com/developers-api/integration/payment-gateway/overview</text:a></text:p>
      <text:p text:style-name="P2"/>
      <text:p text:style-name="P3">download the Source code which technology you want</text:p>
      <text:p text:style-name="P3"><text:a xlink:type="simple" xlink:href="https://business.paytm.com/developers-api">https://business.paytm.com/developers-api</text:a></text:p>
      <text:p text:style-name="P3"/>
      <text:p text:style-name="P3"/>
      <text:p text:style-name="P4">Github</text:p>
      <text:p text:style-name="P4"/>
      <text:p text:style-name="P4"><text:a xlink:type="simple" xlink:href="https://github.com/Paytm-Payments/Paytm_App_Checksum_Kit_JAVA/issues/2">https://github.com/Paytm-Payments/Paytm_App_Checksum_Kit_JAVA/issues/2</text:a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5:11:50.072962429</meta:creation-date>
    <dc:date>2018-09-10T17:49:47.008215698</dc:date>
    <meta:editing-duration>PT2H37M2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4" meta:character-count="402" meta:non-whitespace-character-count="385"/>
  </office:meta>
</office:document-meta>
</file>